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8.25pt"/>
    </style:style>
    <style:style style:name="co3" style:family="table-column">
      <style:table-column-properties fo:break-before="auto" style:column-width="228.84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16.65pt"/>
    </style:style>
    <style:style style:name="co6" style:family="table-column">
      <style:table-column-properties fo:break-before="auto" style:column-width="100.66pt"/>
    </style:style>
    <style:style style:name="co7" style:family="table-column">
      <style:table-column-properties fo:break-before="auto" style:column-width="84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ackground-color="#ffffff"/>
      <style:text-properties style:font-name="Arial" fo:font-size="8pt" style:font-size-asian="8pt" style:font-size-complex="8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TESTS RUN AT $2015-04-29T20:26:19.363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mprehension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1.rsc|: 6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1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ConcreteTerm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Interpolation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KeywordParameterTests.rsc|: 18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Tests.rsc|: 3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DescendantTests.rsc|: 2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tatementTests.rsc|: 10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functionality/VisitTests.rsc|: 147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Boolean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Functions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IsDefined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ists.rsc|: 1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atching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String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istTests.rsc|: 23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1.rsc|: 3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ImportTests8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imports/ModuleInitRang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BSTRACTTYPE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1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A2.rsc|: 4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1.rsc|: 4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2.rsc|: 4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B3.rsc|: 3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PARSETRE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TYP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ImportBaseExtended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.rsc|: 1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extends/UseExtendBaseExtended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2146,134,&lt;89,0&gt;,&lt;98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701,54,&lt;64,0&gt;,&lt;64,5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1082,161,&lt;42,0&gt;,&lt;45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Tests.rsc|(851,62,&lt;34,0&gt;,&lt;36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VisitTests.rsc|(18343,108,&lt;655,0&gt;,&lt;655,10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(492,404,&lt;29,0&gt;,&lt;54,1&gt;): FALSE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Memoization.rsc|(450,183,&lt;26,0&gt;,&lt;35,1&gt;): FALSE test fails for arguments: {()}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imports/ImportTests1.rsc|(195,73,&lt;10,0&gt;,&lt;13,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TEST SUMMARY: 4685 tests executed; 31 failed; 0 ignored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/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ScopeTests.rsc|: Java("OutOfMemoryError","GC overhead limit exceeded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functionality/TryCatch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IsDefined.rsc|: java.lang.NullPointerException; function: ☞ isDefined2({}); instruction: STOREVARDEREF 0, 0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basic/Overloading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rascal/tests/library/lang/csv/CSVIOTests.rsc|: Cannot execute due to compilation errors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84">
          <table:table-cell table:style-name="ce2"/>
          <table:table-cell table:number-columns-repeated="3"/>
          <table:table-cell table:style-name="ce2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ypechecker Tests" table:style-name="ta1">
        <table:table-column table:style-name="co1" table:number-columns-repeated="1024" table:default-cell-style-name="ce4"/>
        <table:table-row table:style-name="ro1">
          <table:table-cell table:style-name="ce1" office:value-type="string" calcext:value-type="string">
            <text:p>TESTS RUN AT $2015-04-26T14:41:40.594+00:00$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lang/Lisra/Test.rsc|: 3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format/Grammar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Lookahead.rsc|: 3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arserGeneratorTests.rsc|: 7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Pico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Characters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: 31 tests executed; 5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RascalGrammar.rsc|: 3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ConcreteSyntax.rsc|: 15 tests executed; 0 failed; 0 ignored</text:p>
          </table:table-cell>
          <table:table-cell table:style-name="ce5" table:number-columns-repeated="1023"/>
        </table:table-row>
        <table:table-row table:style-name="ro1">
          <table:table-cell table:style-name="ce1" office:value-type="string" calcext:value-type="string">
            <text:p>|std:///lang/rascal/syntax/tests/ExpressionGrammars.rsc|: 1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: 12 tests executed; 4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meta/ModuleInfo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Kind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AbstractNameTests.rsc|: 15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ypes/tests/UtilTests.rsc|: 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icTestingUtils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ccumulating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51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nnotationTCTests.rsc|: 7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ssignmentTC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21 tests executed; 1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17 tests executed; 2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Declaration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ataTypeTCTests.rsc|: 4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DeclarationTCTests.rsc|: 2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ImportTC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atternTCTests.rsc|: 66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ProjectionTC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RegExp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cope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tatementTC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SubscriptTCTests.rsc|: 18 tests executed; 0 failed; 0 igno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VisitTC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2488,71,&lt;46,0&gt;,&lt;46,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99,98,&lt;35,0&gt;,&lt;35,9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811,87,&lt;34,0&gt;,&lt;34,87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461,83,&lt;29,0&gt;,&lt;29,8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grammar/tests/LiteralsTests.rsc|(1388,72,&lt;28,0&gt;,&lt;28,72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486,171,&lt;61,0&gt;,&lt;61,17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2230,123,&lt;57,0&gt;,&lt;57,123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962,161,&lt;53,0&gt;,&lt;53,161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syntax/tests/ImplodeTests.rsc|(1715,118,&lt;49,0&gt;,&lt;49,118&gt;): FALSE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3378,110,&lt;353,0&gt;,&lt;354,86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(11235,170,&lt;284,0&gt;,&lt;285,39&gt;): FALSE "{error(\"Cannot import module lang::rascal::format::Escape\",|std:///Ambiguity.rsc|(0,11532,\&lt;1,0\&gt;,\&lt;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(471,54,&lt;15,0&gt;,&lt;15,54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2020,101,&lt;41,0&gt;,&lt;41,101&gt;): FALSE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(1902,101,&lt;39,0&gt;,&lt;39,101&gt;): FALSE "{}"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EST SUMMARY: 841 tests executed; 14 failed; 0 ignored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AllStaticIssues.rsc|: "{error(\"Cannot import module lang::rascal::format::Escape\",|std:///Ambiguity.rsc|(0,11532,\&lt;1,0\&gt;,\&lt; ...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all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std:///lang/rascal/tests/types/ComprehensionTCTests.rsc|: "{}"</text:p>
          </table:table-cell>
          <table:table-cell table:number-columns-repeated="1023"/>
        </table:table-row>
        <table:table-row table:style-name="ro1" table:number-rows-repeated="24">
          <table:table-cell table:style-name="ce1"/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4"/>
        <table:table-column table:style-name="co1" table:number-columns-repeated="1023" table:default-cell-style-name="ce4"/>
        <table:table-row table:style-name="ro1">
          <table:table-cell table:style-name="ce6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1019" table:default-cell-style-name="ce13"/>
        <table:table-row table:style-name="ro1">
          <table:table-cell table:style-name="ce7" office:value-type="string" calcext:value-type="string">
            <text:p>Status of source code of all tests</text:p>
          </table:table-cell>
          <table:table-cell table:style-name="ce14" office:value-type="string" calcext:value-type="string">
            <text:p>TC= type checker</text:p>
          </table:table-cell>
          <table:table-cell table:style-name="ce14" office:value-type="string" calcext:value-type="string">
            <text:p>CMP=compiler</text:p>
          </table:table-cell>
          <table:table-cell table:style-name="ce14" office:value-type="string" calcext:value-type="string">
            <text:p><text:span text:style-name="T1">TCTests</text:span></text:p>
          </table:table-cell>
          <table:table-cell table:style-name="ce16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8" office:value-type="string" calcext:value-type="string">
            <text:p>Used during clean-up of tests, this has been completed</text:p>
          </table:table-cell>
          <table:table-cell table:style-name="ce15" table:number-columns-repeated="3"/>
          <table:table-cell table:style-name="ce20" table:number-columns-repeated="1020"/>
        </table:table-row>
        <table:table-row table:style-name="ro1">
          <table:table-cell table:style-name="ce7"/>
          <table:table-cell table:style-name="ce14" table:number-columns-repeated="3"/>
          <table:table-cell table:style-name="ce16" table:number-columns-repeated="1020"/>
        </table:table-row>
        <table:table-row table:style-name="ro1">
          <table:table-cell table:style-name="ce9" office:value-type="string" calcext:value-type="string">
            <text:p>Goal: no commented out tests; good formatting</text:p>
          </table:table-cell>
          <table:table-cell table:style-name="ce16" table:number-columns-repeated="1023"/>
        </table:table-row>
        <table:table-row table:style-name="ro1">
          <table:table-cell table:style-name="ce10"/>
          <table:table-cell table:style-name="ce16" table:number-columns-repeated="1023"/>
        </table:table-row>
        <table:table-row table:style-name="ro1">
          <table:table-cell table:style-name="ce9" office:value-type="string" calcext:value-type="string">
            <text:p>Green only means: clean-up done</text:p>
          </table:table-cell>
          <table:table-cell table:style-name="ce14" table:number-columns-repeated="1023"/>
        </table:table-row>
        <table:table-row table:style-name="ro1">
          <table:table-cell table:style-name="ce9" office:value-type="string" calcext:value-type="string">
            <text:p>but may contain TODOs and tests may fail</text:p>
          </table:table-cell>
          <table:table-cell table:style-name="ce14" table:number-columns-repeated="1023"/>
        </table:table-row>
        <table:table-row table:style-name="ro1">
          <table:table-cell table:style-name="ce7"/>
          <table:table-cell table:style-name="ce16" table:number-columns-repeated="1023"/>
        </table:table-row>
        <table:table-row table:style-name="ro1">
          <table:table-cell table:style-name="ce10" office:value-type="string" calcext:value-type="string">
            <text:p>Runtime test</text:p>
          </table:table-cell>
          <table:table-cell table:style-name="ce16" office:value-type="string" calcext:value-type="string">
            <text:p>Clean up done?</text:p>
          </table:table-cell>
          <table:table-cell table:style-name="ce16" office:value-type="string" calcext:value-type="string">
            <text:p>Notes</text:p>
          </table:table-cell>
          <table:table-cell table:style-name="ce16" office:value-type="string" calcext:value-type="string">
            <text:p>Static test exists?</text:p>
          </table:table-cell>
          <table:table-cell table:style-name="ce16" office:value-type="string" calcext:value-type="string">
            <text:p>Clean up done?</text:p>
          </table:table-cell>
          <table:table-cell table:style-name="ce16" table:number-columns-repeated="1019"/>
        </table:table-row>
        <table:table-row table:style-name="ro1">
          <table:table-cell table:style-name="ce6"/>
          <table:table-cell table:style-name="ce17" office:value-type="string" calcext:value-type="string">
            <text:p>(!= all tests pass)</text:p>
          </table:table-cell>
          <table:table-cell table:style-name="ce17" table:number-columns-repeated="2"/>
          <table:table-cell table:style-name="ce17" office:value-type="string" calcext:value-type="string">
            <text:p>(!= all tests pass)</text:p>
          </table:table-cell>
          <table:table-cell table:style-name="ce17" table:number-columns-repeated="1019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functionality/Accumulating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lias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nnotation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Assign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allTests.rsc</text:p>
          </table:table-cell>
          <table:table-cell table:style-name="ce18"/>
          <table:table-cell table:style-name="Default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mprehens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ConcretePatternTests1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ConcretePatternTests2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Data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ataTypeTests.rsc</text:p>
          </table:table-cell>
          <table:table-cell table:style-name="ce18"/>
          <table:table-cell office:value-type="string" calcext:value-type="string">
            <text:p><text:s/>INTERSECT</text:p>
          </table:table-cell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Declara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FunctionCompositionTests.rsc</text:p>
          </table:table-cell>
          <table:table-cell table:style-name="ce18"/>
          <table:table-cell/>
          <table:table-cell table:style-name="ce18"/>
          <table:table-cell table:number-columns-repeated="1020"/>
        </table:table-row>
        <table:table-row table:style-name="ro1">
          <table:table-cell table:style-name="ce11" office:value-type="string" calcext:value-type="string">
            <text:p>functionality/Patter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PatternTestsList3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atternTestsDescendant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Projection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Range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duc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ality/RegExp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cope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tatemen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Subscrip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functionality/VisitTests.rsc</text:p>
          </table:table-cell>
          <table:table-cell table:style-name="ce18"/>
          <table:table-cell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Backtrack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Boolea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Equality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Func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nteger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IO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st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p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Matching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Nod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Relation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e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olvedIssu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String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Tuple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Boolea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Grap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Integ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ListTests.rsc</text:p>
          </table:table-cell>
          <table:table-cell table:style-name="ce18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>
            <text:p>library/Map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Math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Number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Relation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etTests.rsc</text:p>
          </table:table-cell>
          <table:table-cell table:style-name="ce18"/>
          <table:table-cell table:number-columns-repeated="1022"/>
        </table:table-row>
        <table:table-row table:style-name="ro1">
          <table:table-cell table:style-name="ce11" office:value-type="string" calcext:value-type="string">
            <text:p>library/StringTests.rsc</text:p>
          </table:table-cell>
          <table:table-cell table:style-name="ce18"/>
          <table:table-cell table:number-columns-repeated="1022"/>
        </table:table-row>
        <table:table-row table:style-name="ro1" table:number-rows-repeated="3">
          <table:table-cell table:style-name="ce11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5:51:41.3298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4-29T23:15:26.531743000</dc:date>
    <meta:editing-duration>P47DT11H54M2S</meta:editing-duration>
    <meta:editing-cycles>182</meta:editing-cycles>
    <meta:generator>LibreOffice/4.4.1.2$MacOSX_X86_64 LibreOffice_project/45e2de17089c24a1fa810c8f975a7171ba4cd432</meta:generator>
    <meta:document-statistic meta:table-count="4" meta:cell-count="406" meta:object-count="0"/>
  </office:meta>
</office:document-meta>
</file>